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hitney" svg:font-family="Whitney, 'Helvetica Neue', Helvetica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officeooo:rsid="000ad681" officeooo:paragraph-rsid="000ad681" style:font-size-asian="10.5pt" style:font-size-complex="12pt"/>
    </style:style>
    <style:style style:name="P2" style:family="paragraph" style:parent-style-name="Standard">
      <style:paragraph-properties fo:line-height="150%"/>
      <style:text-properties style:font-name="Arial1" fo:font-size="12pt" officeooo:paragraph-rsid="00083b0f" style:font-size-asian="12pt" style:font-size-complex="12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 fo:font-size="14pt" officeooo:rsid="001b6a2c" officeooo:paragraph-rsid="001b6a2c" style:font-size-asian="14pt" style:font-size-complex="14pt"/>
    </style:style>
    <style:style style:name="P4" style:family="paragraph" style:parent-style-name="Standard">
      <style:paragraph-properties fo:line-height="150%"/>
      <style:text-properties fo:color="#000000" style:font-name="Arial1" fo:font-size="12pt" officeooo:rsid="00083b0f" officeooo:paragraph-rsid="00083b0f" style:font-size-asian="12pt" style:font-size-complex="12pt"/>
    </style:style>
    <style:style style:name="P5" style:family="paragraph" style:parent-style-name="Standard">
      <style:paragraph-properties fo:line-height="150%"/>
      <style:text-properties fo:color="#000000" style:font-name="Arial1" fo:font-size="12pt" officeooo:paragraph-rsid="00083b0f" style:font-size-asian="12pt" style:font-size-complex="12pt"/>
    </style:style>
    <style:style style:name="P6" style:family="paragraph" style:parent-style-name="Standard">
      <style:paragraph-properties fo:line-height="150%"/>
      <style:text-properties fo:color="#000000" style:font-name="Arial1" fo:font-size="12pt" officeooo:rsid="000ad681" officeooo:paragraph-rsid="000ad681" style:font-size-asian="12pt" style:font-size-complex="12pt"/>
    </style:style>
    <style:style style:name="P7" style:family="paragraph" style:parent-style-name="Standard">
      <style:paragraph-properties fo:line-height="150%"/>
      <style:text-properties fo:color="#000000" style:font-name="Arial1" fo:font-size="12pt" officeooo:rsid="000bbf78" officeooo:paragraph-rsid="000bbf78" style:font-size-asian="12pt" style:font-size-complex="12pt"/>
    </style:style>
    <style:style style:name="P8" style:family="paragraph" style:parent-style-name="Standard">
      <style:paragraph-properties fo:line-height="150%"/>
      <style:text-properties fo:color="#000000" style:font-name="Arial1" fo:font-size="12pt" officeooo:rsid="000db96b" officeooo:paragraph-rsid="000db96b" style:font-size-asian="12pt" style:font-size-complex="12pt"/>
    </style:style>
    <style:style style:name="P9" style:family="paragraph" style:parent-style-name="Standard">
      <style:paragraph-properties fo:line-height="150%"/>
      <style:text-properties fo:color="#000000" style:font-name="Arial1" fo:font-size="12pt" officeooo:rsid="0018e966" officeooo:paragraph-rsid="0018e966" style:font-size-asian="12pt" style:font-size-complex="12pt"/>
    </style:style>
    <style:style style:name="P10" style:family="paragraph" style:parent-style-name="Standard">
      <style:paragraph-properties fo:line-height="150%"/>
      <style:text-properties fo:color="#000000" officeooo:paragraph-rsid="00083b0f"/>
    </style:style>
    <style:style style:name="P11" style:family="paragraph" style:parent-style-name="Standard">
      <style:paragraph-properties fo:line-height="150%"/>
      <style:text-properties fo:color="#000000" officeooo:paragraph-rsid="00221c3c"/>
    </style:style>
    <style:style style:name="P12" style:family="paragraph" style:parent-style-name="Standard">
      <style:paragraph-properties fo:line-height="150%"/>
      <style:text-properties fo:color="#000000" officeooo:paragraph-rsid="0023b0ba"/>
    </style:style>
    <style:style style:name="P13" style:family="paragraph" style:parent-style-name="Standard">
      <style:paragraph-properties fo:line-height="150%"/>
      <style:text-properties fo:color="#000000" fo:font-size="15pt" officeooo:rsid="0018e966" officeooo:paragraph-rsid="000db96b" style:font-size-asian="15pt" style:font-size-complex="15pt"/>
    </style:style>
    <style:style style:name="T1" style:family="text">
      <style:text-properties officeooo:rsid="00123330"/>
    </style:style>
    <style:style style:name="T2" style:family="text">
      <style:text-properties officeooo:rsid="00083b0f"/>
    </style:style>
    <style:style style:name="T3" style:family="text">
      <style:text-properties officeooo:rsid="00138f1c"/>
    </style:style>
    <style:style style:name="T4" style:family="text">
      <style:text-properties officeooo:rsid="00163198"/>
    </style:style>
    <style:style style:name="T5" style:family="text">
      <style:text-properties officeooo:rsid="0017dc6f"/>
    </style:style>
    <style:style style:name="T6" style:family="text">
      <style:text-properties officeooo:rsid="0018e966"/>
    </style:style>
    <style:style style:name="T7" style:family="text">
      <style:text-properties officeooo:rsid="001d7b12"/>
    </style:style>
    <style:style style:name="T8" style:family="text">
      <style:text-properties officeooo:rsid="001f4a9a"/>
    </style:style>
    <style:style style:name="T9" style:family="text">
      <style:text-properties style:font-name="Arial1" fo:font-size="12pt" officeooo:rsid="00083b0f" style:font-size-asian="12pt" style:font-size-complex="12pt"/>
    </style:style>
    <style:style style:name="T10" style:family="text">
      <style:text-properties style:font-name="Arial1" fo:font-size="12pt" officeooo:rsid="001f4a9a" style:font-size-asian="12pt" style:font-size-complex="12pt"/>
    </style:style>
    <style:style style:name="T11" style:family="text">
      <style:text-properties style:font-name="Arial1" fo:font-size="12pt" officeooo:rsid="00123330" style:font-size-asian="12pt" style:font-size-complex="12pt"/>
    </style:style>
    <style:style style:name="T12" style:family="text">
      <style:text-properties style:font-name="Arial1" fo:font-size="12pt" officeooo:rsid="00221c3c" style:font-size-asian="12pt" style:font-size-complex="12pt"/>
    </style:style>
    <style:style style:name="T13" style:family="text">
      <style:text-properties style:font-name="Arial1" fo:font-size="12pt" officeooo:rsid="00138f1c" style:font-size-asian="12pt" style:font-size-complex="12pt"/>
    </style:style>
    <style:style style:name="T14" style:family="text">
      <style:text-properties style:font-name="Arial1" fo:font-size="12pt" officeooo:rsid="000ad681" style:font-size-asian="12pt" style:font-size-complex="12pt"/>
    </style:style>
    <style:style style:name="T15" style:family="text">
      <style:text-properties style:font-name="Arial1" fo:font-size="12pt" officeooo:rsid="0017dc6f" style:font-size-asian="12pt" style:font-size-complex="12pt"/>
    </style:style>
    <style:style style:name="T16" style:family="text">
      <style:text-properties style:font-name="Arial1" fo:font-size="12pt" officeooo:rsid="000bbf78" style:font-size-asian="12pt" style:font-size-complex="12pt"/>
    </style:style>
    <style:style style:name="T17" style:family="text">
      <style:text-properties style:font-name="Arial1" fo:font-size="12pt" officeooo:rsid="0023b0ba" style:font-size-asian="12pt" style:font-size-complex="12pt"/>
    </style:style>
    <style:style style:name="T18" style:family="text">
      <style:text-properties style:font-name="Arial1" fo:font-size="12pt" officeooo:rsid="000db96b" style:font-size-asian="12pt" style:font-size-complex="12pt"/>
    </style:style>
    <style:style style:name="T19" style:family="text">
      <style:text-properties style:font-name="Arial1" fo:font-size="12pt" officeooo:rsid="0018e966" style:font-size-asian="12pt" style:font-size-complex="12pt"/>
    </style:style>
    <style:style style:name="T20" style:family="text">
      <style:text-properties fo:font-variant="normal" fo:text-transform="none" style:font-name="Arial1" fo:font-size="12pt" fo:letter-spacing="normal" fo:font-style="normal" fo:font-weight="normal" officeooo:rsid="00123330" style:font-size-asian="12pt" style:font-size-complex="12pt"/>
    </style:style>
    <style:style style:name="T21" style:family="text">
      <style:text-properties fo:font-variant="normal" fo:text-transform="none" fo:color="#dcddde" style:font-name="Arial1" fo:font-size="12pt" fo:letter-spacing="normal" fo:font-style="normal" fo:font-weight="normal" officeooo:rsid="00123330" style:font-size-asian="12pt" style:font-size-complex="12pt"/>
    </style:style>
    <style:style style:name="T22" style:family="text">
      <style:text-properties fo:font-variant="normal" fo:text-transform="none" fo:color="#dcddde" style:font-name="Whitney" fo:font-size="12pt" fo:letter-spacing="normal" fo:font-style="normal" fo:font-weight="normal"/>
    </style:style>
    <style:style style:name="T23" style:family="text">
      <style:text-properties fo:font-variant="normal" fo:text-transform="none" fo:color="#dcddde" style:font-name="Whitney" fo:font-size="12pt" fo:letter-spacing="normal" fo:font-style="normal" fo:font-weight="normal" officeooo:rsid="00123330" style:font-size-asian="12pt" style:font-size-complex="12pt"/>
    </style:style>
    <style:style style:name="T24" style:family="text">
      <style:text-properties fo:font-variant="normal" fo:text-transform="none" fo:color="#dcddde" style:font-name="Whitney" fo:font-size="12pt" fo:letter-spacing="normal" fo:font-style="normal" fo:font-weight="normal" officeooo:rsid="00083b0f" style:font-size-asian="12pt" style:font-size-complex="12pt"/>
    </style:style>
    <style:style style:name="T25" style:family="text">
      <style:text-properties fo:font-variant="normal" fo:text-transform="none" fo:color="#dcddde" style:font-name="Whitney" fo:font-size="12pt" fo:letter-spacing="normal" fo:font-style="normal" fo:font-weight="normal" officeooo:rsid="00138f1c" style:font-size-asian="12pt" style:font-size-complex="12pt"/>
    </style:style>
    <style:style style:name="T26" style:family="text">
      <style:text-properties fo:font-variant="normal" fo:text-transform="none" fo:color="#dcddde" style:font-name="Whitney" fo:font-size="12pt" fo:letter-spacing="normal" fo:font-style="normal" fo:font-weight="normal" officeooo:rsid="000ad681" style:font-size-asian="12pt" style:font-size-complex="12pt"/>
    </style:style>
    <style:style style:name="T27" style:family="text">
      <style:text-properties fo:font-variant="normal" fo:text-transform="none" fo:color="#dcddde" style:font-name="Whitney" fo:font-size="12pt" fo:letter-spacing="normal" fo:font-style="normal" fo:font-weight="normal" officeooo:rsid="000db96b" style:font-size-asian="12pt" style:font-size-complex="12pt"/>
    </style:style>
    <style:style style:name="T28" style:family="text">
      <style:text-properties fo:font-variant="normal" fo:text-transform="none" fo:color="#000000" style:font-name="Arial1" fo:font-size="12pt" fo:letter-spacing="normal" fo:font-style="normal" fo:font-weight="normal" officeooo:rsid="00123330" style:font-size-asian="12pt" style:font-size-complex="12pt"/>
    </style:style>
    <style:style style:name="T29" style:family="text">
      <style:text-properties fo:font-variant="normal" fo:text-transform="none" fo:color="#000000" style:font-name="Whitney" fo:font-size="12pt" fo:letter-spacing="normal" fo:font-style="normal" fo:font-weight="normal"/>
    </style:style>
    <style:style style:name="T30" style:family="text">
      <style:text-properties fo:font-variant="normal" fo:text-transform="none" style:font-name="Whitney" fo:font-size="12pt" fo:letter-spacing="normal" fo:font-style="normal" fo:font-weight="normal"/>
    </style:style>
    <style:style style:name="T31" style:family="text">
      <style:text-properties fo:font-variant="normal" fo:text-transform="none" style:font-name="Whitney" fo:font-size="12pt" fo:letter-spacing="normal" fo:font-style="normal" fo:font-weight="normal" officeooo:rsid="00083b0f" style:font-size-asian="12pt" style:font-size-complex="12pt"/>
    </style:style>
    <style:style style:name="T32" style:family="text">
      <style:text-properties fo:font-variant="normal" fo:text-transform="none" style:font-name="Whitney" fo:font-size="12pt" fo:letter-spacing="normal" fo:font-style="normal" fo:font-weight="normal" officeooo:rsid="00123330" style:font-size-asian="12pt" style:font-size-complex="12pt"/>
    </style:style>
    <style:style style:name="T33" style:family="text">
      <style:text-properties fo:font-variant="normal" fo:text-transform="none" style:font-name="Whitney" fo:font-size="12pt" fo:letter-spacing="normal" fo:font-style="normal" fo:font-weight="normal" officeooo:rsid="00138f1c" style:font-size-asian="12pt" style:font-size-complex="12pt"/>
    </style:style>
    <style:style style:name="T34" style:family="text">
      <style:text-properties fo:font-variant="normal" fo:text-transform="none" style:font-name="Whitney" fo:font-size="12pt" fo:letter-spacing="normal" fo:font-style="normal" fo:font-weight="normal" officeooo:rsid="000ad681" style:font-size-asian="12pt" style:font-size-complex="12pt"/>
    </style:style>
    <style:style style:name="T35" style:family="text">
      <style:text-properties fo:font-variant="normal" fo:text-transform="none" style:font-name="Whitney" fo:font-size="12pt" fo:letter-spacing="normal" fo:font-style="normal" fo:font-weight="normal" officeooo:rsid="000db96b" style:font-size-asian="12pt" style:font-size-complex="12pt"/>
    </style:style>
    <style:style style:name="T36" style:family="text">
      <style:text-properties fo:color="#000000"/>
    </style:style>
    <style:style style:name="T37" style:family="text">
      <style:text-properties fo:color="#000000" style:font-name="Arial1" fo:font-size="12pt" officeooo:rsid="00123330" style:font-size-asian="12pt" style:font-size-complex="12pt"/>
    </style:style>
    <style:style style:name="T38" style:family="text">
      <style:text-properties fo:color="#000000" style:font-name="Arial1" fo:font-size="12pt" officeooo:rsid="00083b0f" style:font-size-asian="12pt" style:font-size-complex="12pt"/>
    </style:style>
    <style:style style:name="T39" style:family="text">
      <style:text-properties fo:color="#000000" officeooo:rsid="00163198"/>
    </style:style>
    <style:style style:name="T40" style:family="text">
      <style:text-properties fo:color="#000000" officeooo:rsid="0018e966"/>
    </style:style>
    <style:style style:name="T41" style:family="text">
      <style:text-properties fo:color="#000000" officeooo:rsid="00083b0f"/>
    </style:style>
    <style:style style:name="T42" style:family="text">
      <style:text-properties fo:color="#000000" officeooo:rsid="001d7b12"/>
    </style:style>
    <style:style style:name="T43" style:family="text">
      <style:text-properties fo:color="#000000" officeooo:rsid="001f4a9a"/>
    </style:style>
    <style:style style:name="T44" style:family="text">
      <style:text-properties officeooo:rsid="00221c3c"/>
    </style:style>
    <style:style style:name="T45" style:family="text">
      <style:text-properties officeooo:rsid="0023b0b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ntreprise millionnaire</text:p>
      <text:p text:style-name="P2"/>
      <text:p text:style-name="P5"><text:span text:style-name="T4">20 janvier</text:span><text:span text:style-name="T6"> </text:span><text:span text:style-name="T4">2040</text:span><text:span text:style-name="T2">, ce matin aux infos ont nous parl</text:span><text:span text:style-name="T7">ait</text:span><text:span text:style-name="T2"> du nouveau présid</text:span><text:span text:style-name="T7">e</text:span><text:span text:style-name="T2">nt qui av</text:span><text:span text:style-name="T7">ait</text:span><text:span text:style-name="T2"> été élu aux États-Unis, Jorge le bourge. Il nous promet plein de nouvelles choses comme des routes écologiques avec des panneaux solaires mais je pense que tout cela va </text:span><text:span text:style-name="T8">se passer</text:span><text:span text:style-name="T2"> comme avec l’ancien président et qu’il ne va rien faire.</text:span></text:p>
      <text:p text:style-name="P4"/>
      <text:p text:style-name="P10"><text:span text:style-name="T9">Quand je suis allé </text:span><text:span text:style-name="T10">à</text:span><text:span text:style-name="T9"> ma formation pour les nouveaux langages. </text:span><text:span text:style-name="T10">J</text:span><text:span text:style-name="T9">e repensais à l’ancien temps </text:span><text:span text:style-name="T10">à</text:span><text:span text:style-name="T9"> quand je marchais je p</text:span><text:span text:style-name="T10">ouvais</text:span><text:span text:style-name="T9"> voir quelque</text:span><text:span text:style-name="T10">s</text:span><text:span text:style-name="T9"> arbre</text:span><text:span text:style-name="T10">s</text:span><text:span text:style-name="T9"> mais maintenant il</text:span><text:span text:style-name="T10">s</text:span><text:span text:style-name="T9"> n’existe</text:span><text:span text:style-name="T10">nt</text:span><text:span text:style-name="T9"> plus, </text:span><text:span text:style-name="T10">ils</text:span><text:span text:style-name="T9"> sont cultivés dans des immenses serres </text:span><text:span text:style-name="T10">dans le seul but de</text:span><text:span text:style-name="T9"> recycler l’oxygène, les arbres ne sont plus là pour rendre notre terre aussi belle qu’elle était auparavant. Il n’y a plus que du béton </text:span><text:span text:style-name="T10">à</text:span><text:span text:style-name="T9"> perte de vue. </text:span><text:span text:style-name="T20">Il y avait autrefois autrefois une ville appelée "Paris", on l'appelait la capitale, dorénavant les villes n'existent plus, il n'y a plus qu'une grande capitale qui recouvre la moitié de la France.</text:span><text:span text:style-name="T11"> </text:span></text:p>
      <text:p text:style-name="P4"/>
      <text:p text:style-name="P11"><text:span text:style-name="T9">À ma formation aujourd’hui on a appri</text:span><text:span text:style-name="T12">t</text:span><text:span text:style-name="T9"> un nouveau langage de programmation, un parmi</text:span><text:span text:style-name="T12">s</text:span><text:span text:style-name="T9"> les milliers d'autres qui existe</text:span><text:span text:style-name="T12">nt</text:span><text:span text:style-name="T9">. </text:span><text:span text:style-name="T12">De nos jours</text:span><text:span text:style-name="T9">, quelqu’un qui ne connaît pas l’informatique ne peut pas vivre. Car </text:span><text:span text:style-name="T30">tout se fait avec des langages</text:span><text:span text:style-name="T9"> de programmation pour gérer des robots qui eux font les choses que les gens n’aiment pas faire. </text:span><text:span text:style-name="T31">Le monde a bien changé par rapport à l'époque où les gens se battaient pour avoir un métier</text:span><text:span text:style-name="T9"> </text:span><text:span text:style-name="T11"><text:s/>même manuel qui était fatig</text:span><text:span text:style-name="T12">u</text:span><text:span text:style-name="T11">ant maintenant il n’existe plus qu'un type d’étude, </text:span><text:span text:style-name="T12">i</text:span><text:span text:style-name="T11">nformatique </text:span><text:span text:style-name="T32">car c'est le domaine le plus présent sur le marché</text:span><text:span text:style-name="T11"> . Je suis dans le domaine de la robotique car il est le domaine le plus présent sur le marché. Mais il existe beaucoup d’autres domaine comme le domaine </text:span><text:span text:style-name="T32">judiciaire , bancaire</text:span><text:span text:style-name="T11"> <text:s/>ou même le domaine des sports, je parle bien sur d'Esport.</text:span><text:span text:style-name="T13"> </text:span><text:span text:style-name="T33">D'ailleurs, tout à l'heure j'ai reçu</text:span><text:span text:style-name="T13"> <text:s/>un coup de téléphone de ma copine qui m’a dit comme quoi </text:span><text:span text:style-name="T33">qu'elle avait</text:span><text:span text:style-name="T13"> <text:s/>trouvé </text:span><text:span text:style-name="T12">une</text:span><text:span text:style-name="T13"> idée pour monter mon entreprise et </text:span><text:span text:style-name="T33">cette nouvelle va probablement changer ma vie</text:span><text:span text:style-name="T13"> </text:span></text:p>
      <text:p text:style-name="P4"/>
      <text:p text:style-name="P12"><text:span text:style-name="T14">Avec ma famille on a prévu de partir à la plage pour les vacances car cela faisait longtemps que je n’avais plus revu une grande étendue d’eau. </text:span><text:span text:style-name="T30">il nous faudra moins d'une heure de là où on habite pour aller</text:span> <text:span text:style-name="T14"><text:s/>dans le quartier du Finistère pour voir la mer alors qu'on habite a presque 600 km. Grâce au nouveau métro qui va à la vitesse du son tous </text:span><text:span text:style-name="T34">les déplacements</text:span><text:span text:style-name="T14"> <text:s/>sont devenus </text:span><text:span text:style-name="T15">rap</text:span><text:span text:style-name="T14">ide . J’ai même l’impression que ma vie va plus vite que moi car je n’ai pas le temps de tout comprendre.</text:span></text:p>
      <text:p text:style-name="P6"/>
      <text:p text:style-name="P12"><text:soft-page-break/><text:span text:style-name="T16">Il y a aussi économie qui change de plus en plus. Je me souviens </text:span><text:span text:style-name="T30">de 2021 quand tout à changer</text:span> <text:span text:style-name="T16"><text:s/>à cause des cryptomonnaies. Les riches de nos jours sont les gens qui ont vue dans avenir. Ils sont devenue milliardaires grâce à une mise de 100 euros de base. Il aime bien nous raconter leur histoire car il se sente</text:span><text:span text:style-name="T17">nt</text:span><text:span text:style-name="T16"> plus fort. Mais j’ai une ambition de créer une entreprise qui puisse les concurrence un jour.</text:span></text:p>
      <text:p text:style-name="P7"/>
      <text:p text:style-name="P7">Mais pour le moment je reste dans mon appartement de 30 m² avec ma copine à travailler dans la même entreprise avant de récolter suffisamment expérience pour faire la mienne.30 m² on peut croire que ses petits mais maintenant les gens on besoin de presque plus rien pour vivre. Douche toilette manger dormir et le plus important un ordinateur.</text:p>
      <text:p text:style-name="P7"/>
      <text:p text:style-name="P12"><text:span text:style-name="T18">Le monde de l’informatique est devenu beaucoup plus simple car grâce au </text:span><text:span text:style-name="T30">nouveaux ordinateurs quantiques</text:span> <text:span text:style-name="T18"><text:s/>la puissance de calcul </text:span><text:span text:style-name="T35">a été multiplié</text:span><text:span text:style-name="T18"> <text:s/>par 100 ce qui fait que pour le moment </text:span><text:span text:style-name="T35">personne n'a besoin de</text:span><text:span text:style-name="T18"> <text:s/>de plus puissant donc les gens ne doivent pas changer de matériel tous les 2 ans car il devient trop vieux.</text:span></text:p>
      <text:p text:style-name="P8"/>
      <text:p text:style-name="P12"><text:span text:style-name="T18">Le coronavirus a changé beaucoup de choses. Il n’existe plus, un vaccin en 2025 </text:span><text:span text:style-name="T30">a été trouvé</text:span> <text:span text:style-name="T18"><text:s/>après que le coronavirus </text:span><text:span text:style-name="T35">ait tué</text:span><text:span text:style-name="T18"> <text:s/>presque 1 milliard de personnes. Le moment où </text:span><text:span text:style-name="T35">où tout le monde</text:span><text:span text:style-name="T18"> <text:s/>pouvait sortir dans la rue sans masque a été un soulagement pour le monde entier. J’espère que nous ne revivrons jamais une tragédie comme ça.</text:span></text:p>
      <text:p text:style-name="P13"/>
      <text:p text:style-name="P12"><text:span text:style-name="T19">23 janvier 2040, Depuis le dernier jour où ma femme a trouvé </text:span><text:span text:style-name="T30">l'idée pour l'entreprise</text:span> <text:span text:style-name="T19">, j’ai déposé ma démission aujourd’hui pour pouvoir me mettre à plein temps pour mon entreprise.</text:span></text:p>
      <text:p text:style-name="P9"/>
      <text:p text:style-name="P9">30 janvier 2040, a entrepri<text:span text:style-name="T45">t</text:span> à vraiment bien débuter car j’ai trouvé déjà un premier client qui est prêt à payer très cher pour nos services. Je pense vraiment que notre entreprise peut s’incruster parfaitement dans le marché et fonctionne parfaitement.</text:p>
      <text:p text:style-name="P9"/>
      <text:p text:style-name="P9">29 avril 2040, Je suis devenue millionnaire grâce à mon entreprise et elle fonctionne parfaitement. Avec ma femme on a embauché 10 personnes et acheté un nouveau local pour pouvoir les accueillir.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hitney" svg:font-family="Whitney, 'Helvetica Neue', Helvetica, 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28T23:35:29.458000000</meta:creation-date>
    <dc:date>2021-03-24T13:59:17.782000000</dc:date>
    <meta:editing-duration>PT1H23M50S</meta:editing-duration>
    <meta:editing-cycles>17</meta:editing-cycles>
    <meta:generator>LibreOffice/6.4.4.2$Windows_X86_64 LibreOffice_project/3d775be2011f3886db32dfd395a6a6d1ca2630ff</meta:generator>
    <meta:document-statistic meta:table-count="0" meta:image-count="0" meta:object-count="0" meta:page-count="2" meta:paragraph-count="12" meta:word-count="787" meta:character-count="4457" meta:non-whitespace-character-count="3669"/>
  </office:meta>
</office:document-meta>
</file>